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Calibri" style:font-name-complex="Calibri"/>
    </style:style>
    <style:style style:name="T3" style:parent-style-name="Lienhypertexte" style:family="text">
      <style:text-properties style:font-name="Calibri" style:font-name-complex="Calibri"/>
    </style:style>
    <style:style style:name="P4" style:parent-style-name="Standard" style:family="paragraph">
      <style:text-properties style:font-name="Calibri" style:font-name-complex="Calibri"/>
    </style:style>
    <style:style style:name="T5" style:parent-style-name="Policepardéfaut" style:family="text">
      <style:text-properties style:font-name="Calibri" style:font-name-complex="Calibri"/>
    </style:style>
    <style:style style:name="T6" style:parent-style-name="Lienhypertexte" style:family="text">
      <style:text-properties style:font-name="Calibri" style:font-name-complex="Calibri"/>
    </style:style>
    <style:style style:name="T7" style:parent-style-name="Policepardéfaut" style:family="text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/>
    </style:style>
    <style:style style:name="T9" style:parent-style-name="Policepardéfaut" style:family="text">
      <style:text-properties style:font-name="Calibri" style:font-name-complex="Calibri"/>
    </style:style>
    <style:style style:name="T10" style:parent-style-name="Lienhypertexte" style:family="text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/>
    </style:style>
    <style:style style:name="T12" style:parent-style-name="Lienhypertexte" style:family="text">
      <style:text-properties style:font-name="Calibri" style:font-name-complex="Calibri"/>
    </style:style>
    <style:style style:name="T13" style:parent-style-name="Policepardéfaut" style:family="text">
      <style:text-properties style:font-name="Calibri" style:font-name-complex="Calibri"/>
    </style:style>
    <style:style style:name="P14" style:parent-style-name="Standard" style:family="paragraph">
      <style:text-properties style:font-name="Calibri" style:font-name-complex="Calibri"/>
    </style:style>
    <style:style style:name="T15" style:parent-style-name="Policepardéfaut" style:family="text">
      <style:text-properties style:font-name="Calibri" style:font-name-complex="Calibri"/>
    </style:style>
    <style:style style:name="T16" style:parent-style-name="Lienhypertexte" style:family="text">
      <style:text-properties style:font-name="Calibri" style:font-name-complex="Calibri"/>
    </style:style>
    <style:style style:name="T17" style:parent-style-name="Policepardéfaut" style:family="text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family="paragraph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T2">BioBERT<text:s/></text:span><text:a xlink:href="https://www.scienceopen.com/document_file/e37c7746-02db-481e-b6f5-8b2bf44728df/PubMedCentral/e37c7746-02db-481e-b6f5-8b2bf44728df.pdf" office:target-frame-name="_top" xlink:show="replace"><text:span text:style-name="T3">https://www.scienceopen.com/document_file/e37c7746-02db-481e-b6f5-8b2bf44728df/PubMedCentral/e37c7746-02db-481e-b6f5-8b2bf44728df.pdf</text:span></text:a></text:p>
      <text:p text:style-name="P4"/>
      <text:p text:style-name="Standard"><text:span text:style-name="T5">BioBERT embeddings<text:s/></text:span><text:a xlink:href="https://pypi.org/project/biobert-embedding/" office:target-frame-name="_top" xlink:show="replace"><text:span text:style-name="T6">https://pypi.org/project/biobert-embedding/</text:span></text:a><text:span text:style-name="T7"><text:s/></text:span></text:p>
      <text:p text:style-name="P8"/>
      <text:p text:style-name="Standard"><text:span text:style-name="T9">CAS corpus Clinique en fr<text:s/></text:span><text:a xlink:href="https://jbiomedsem.biomedcentral.com/articles/10.1186/s13326-020-00225-x" office:target-frame-name="_top" xlink:show="replace"><text:span text:style-name="T10">https://jbiomedsem.biomedcentral.com/articles/10.1186/s13326-020-00225-x</text:span></text:a></text:p>
      <text:p text:style-name="P11"/>
      <text:p text:style-name="Standard"><text:a xlink:href="https://suniljammalamadaka.medium.com/medical-chatbot-using-bert-and-gpt2-62f0c973162f" office:target-frame-name="_top" xlink:show="replace"><text:span text:style-name="T12">https://suniljammalamadaka.medium.com/medical-chatbot-using-bert-and-gpt2-62f0c973162f</text:span></text:a><text:span text:style-name="T13"><text:s/></text:span></text:p>
      <text:p text:style-name="P14"/>
      <text:p text:style-name="Standard"><text:span text:style-name="T15">QCM concours pharmacologie<text:s/></text:span><text:a xlink:href="https://www.remede.org/internat/pharmacie/qcm-internat.html" office:target-frame-name="_top" xlink:show="replace"><text:span text:style-name="T16">https://www.remede.org/internat/pharmacie/qcm-internat.html</text:span></text:a><text:span text:style-name="T17"><text:s/></text:span></text:p>
      <text:p text:style-name="P18">Les questions et les réponses correctes qu’on a<text:s/>à<text:s/>disposition proviennent de ce site, je viens de vérifier. <text:s/>À noter qu’on peut faire des recherches par mot clès (query en haut de la page)</text:p>
      <text:p text:style-name="P19"/>
      <text:p text:style-name="P20">Comme je vous disais hier, en faisant des simples calculs on sait qu’il n’ y a que 12,3% de questions qui ont 4 réponses correctes et 1,4% qui ont 5 réponses correctes sur 5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Briglia</dc:creator>
    <meta:creation-date>2017-10-20T23:40:00Z</meta:creation-date>
    <dc:date>2023-03-21T15:37:00Z</dc:date>
    <meta:template xlink:href="Normal" xlink:type="simple"/>
    <meta:editing-cycles>4</meta:editing-cycles>
    <meta:editing-duration>PT2460S</meta:editing-duration>
    <meta:document-statistic meta:page-count="1" meta:paragraph-count="2" meta:word-count="204" meta:character-count="1326" meta:row-count="9" meta:non-whitespace-character-count="1124"/>
  </office:meta>
</office:document-meta>
</file>